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Protag" svg:font-family="Prota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212cm" svg:stroke-color="#000000" draw:marker-start-width="0.518cm" draw:marker-end-width="0.518cm" draw:fill-color="#ffffff" draw:textarea-horizontal-align="justify" draw:textarea-vertical-align="middle" draw:auto-grow-height="false" fo:min-height="15.858cm" fo:min-width="14.78cm" fo:padding-top="0.231cm" fo:padding-bottom="0.231cm" fo:padding-left="0.356cm" fo:padding-right="0.356cm"/>
    </style:style>
    <style:style style:name="gr2" style:family="graphic" style:parent-style-name="standard">
      <style:graphic-properties svg:stroke-width="0.212cm" svg:stroke-color="#000000" draw:marker-start-width="0.518cm" draw:marker-end-width="0.518cm" draw:fill-color="#ffff00" draw:textarea-horizontal-align="justify" draw:textarea-vertical-align="middle" draw:auto-grow-height="false" fo:min-height="5.56cm" fo:min-width="5.31cm" fo:padding-top="0.231cm" fo:padding-bottom="0.231cm" fo:padding-left="0.356cm" fo:padding-right="0.356cm"/>
    </style:style>
    <style:style style:name="gr3" style:family="graphic" style:parent-style-name="standard">
      <style:graphic-properties svg:stroke-width="0.212cm" svg:stroke-color="#000000" draw:marker-start-width="0.518cm" draw:marker-end-width="0.518cm" draw:fill="hatch" draw:fill-color="#ffffff" draw:fill-hatch-name="Hatching_20_2" draw:fill-hatch-solid="true" draw:textarea-horizontal-align="justify" draw:textarea-vertical-align="middle" draw:auto-grow-height="false" fo:min-height="1.715cm" fo:min-width="3.691cm" fo:padding-top="0.231cm" fo:padding-bottom="0.231cm" fo:padding-left="0.356cm" fo:padding-right="0.356cm"/>
    </style:style>
    <style:style style:name="gr4" style:family="graphic" style:parent-style-name="standard">
      <style:graphic-properties svg:stroke-color="#000000" draw:fill-color="#000000" draw:textarea-horizontal-align="justify" draw:textarea-vertical-align="middle" draw:auto-grow-height="false" fo:min-height="1.733cm" fo:min-width="0.798cm" draw:shadow="hidden"/>
    </style:style>
    <style:style style:name="gr5" style:family="graphic" style:parent-style-name="objectwithoutfill">
      <style:graphic-properties svg:stroke-width="0.212cm" svg:stroke-color="#000000" draw:marker-start-width="0.518cm" draw:marker-end-width="0.518cm" draw:fill="solid" draw:textarea-vertical-align="middle" fo:padding-top="0.231cm" fo:padding-bottom="0.231cm" fo:padding-left="0.356cm" fo:padding-right="0.356cm"/>
    </style:style>
    <style:style style:name="gr6" style:family="graphic" style:parent-style-name="standard">
      <style:graphic-properties draw:stroke="none" svg:stroke-color="#000000" draw:fill="none" draw:fill-color="#ffffff" draw:textarea-horizontal-align="left" draw:auto-grow-height="true" draw:auto-grow-width="false" fo:min-height="2.657cm" fo:min-width="0cm"/>
      <style:paragraph-properties style:writing-mode="lr-tb"/>
    </style:style>
    <style:style style:name="P1" style:family="paragraph">
      <loext:graphic-properties draw:fill-color="#ffffff"/>
      <style:paragraph-properties fo:text-align="center"/>
    </style:style>
    <style:style style:name="P2" style:family="paragraph">
      <loext:graphic-properties draw:fill-color="#ffff00"/>
      <style:paragraph-properties fo:text-align="center"/>
    </style:style>
    <style:style style:name="P3" style:family="paragraph">
      <loext:graphic-properties draw:fill="hatch" draw:fill-color="#ffffff" draw:fill-hatch-name="Hatching_20_2" draw:fill-hatch-solid="true"/>
      <style:paragraph-properties fo:text-align="center"/>
    </style:style>
    <style:style style:name="P4" style:family="paragraph">
      <loext:graphic-properties draw:fill-color="#000000"/>
      <style:paragraph-properties fo:text-align="center"/>
    </style:style>
    <style:style style:name="P5" style:family="paragraph">
      <loext:graphic-properties draw:fill="solid"/>
      <style:paragraph-properties fo:text-align="center"/>
    </style:style>
    <style:style style:name="P6" style:family="paragraph">
      <loext:graphic-properties draw:fill="none" draw:fill-color="#ffffff"/>
      <style:text-properties style:font-name="Protag" fo:font-size="96pt" style:font-size-asian="96pt" style:font-size-complex="96pt"/>
    </style:style>
    <style:style style:name="T1" style:family="text">
      <style:text-properties style:font-name="Protag" fo:font-size="96pt" style:font-size-asian="96pt" style:font-size-complex="9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5.492cm" svg:height="16.32cm" svg:x="6.224cm" svg:y="4.323cm">
          <text:p/>
          <draw:enhanced-geometry svg:viewBox="0 0 21600 21600" draw:type="rectangle" draw:enhanced-path="M 0 0 L 21600 0 21600 21600 0 21600 0 0 Z N"/>
        </draw:custom-shape>
        <draw:g>
          <draw:custom-shape draw:style-name="gr2" draw:text-style-name="P2" draw:layer="layout" svg:width="8.514cm" svg:height="8.514cm" svg:x="9.713cm" svg:y="10.11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 draw:text-style-name="P3" draw:layer="layout" svg:width="5.395cm" svg:height="2.272cm" svg:x="11.272cm" svg:y="15.131cm" svg:viewBox="0 0 5396 2273" svg:d="M0 964c1276-1285 4236-1285 5396-1-576 891-1781 1284-2803 1310-786-79-1860-315-2593-1309z">
            <text:p/>
          </draw:path>
          <draw:g>
            <draw:polygon draw:style-name="gr4" draw:text-style-name="P4" draw:layer="layout" svg:width="1.834cm" svg:height="2.021cm" svg:x="11.553cm" svg:y="12.459cm" svg:viewBox="0 0 1835 2022" draw:points="1835,1402 1833,1494 1827,1585 1817,1676 1804,1765 1786,1852 1765,1938 1740,2022 95,2022 70,1938 49,1852 31,1765 18,1676 8,1585 2,1494 0,1402 2,1310 8,1219 18,1128 31,1039 49,952 70,866 95,782 123,701 155,623 190,548 228,477 269,411 312,348 359,290 408,236 459,188 512,144 567,107 623,74 680,48 738,27 797,12 857,3 918,0 978,3 1038,12 1097,27 1155,48 1212,74 1268,107 1323,144 1376,188 1427,236 1476,290 1523,348 1566,411 1607,477 1645,548 1680,623 1712,701 1740,782 1765,866 1786,952 1804,1039 1817,1128 1827,1219 1833,1310">
              <text:p/>
            </draw:polygon>
            <draw:polygon draw:style-name="gr4" draw:text-style-name="P4" draw:layer="layout" svg:width="1.834cm" svg:height="2.021cm" svg:x="14.554cm" svg:y="12.459cm" svg:viewBox="0 0 1835 2022" draw:points="1835,1402 1833,1494 1827,1585 1817,1676 1804,1765 1786,1852 1765,1938 1740,2022 95,2022 70,1938 49,1852 31,1765 18,1676 8,1585 2,1494 0,1402 2,1310 8,1219 18,1128 31,1039 49,952 70,866 95,782 123,701 155,623 190,548 228,477 269,411 312,348 359,290 408,236 459,188 512,144 567,107 623,74 680,48 738,27 797,12 857,3 918,0 978,3 1038,12 1097,27 1155,48 1212,74 1268,107 1323,144 1376,188 1427,236 1476,290 1523,348 1566,411 1607,477 1645,548 1680,623 1712,701 1740,782 1765,866 1786,952 1804,1039 1817,1128 1827,1219 1833,1310">
              <text:p/>
            </draw:polygon>
          </draw:g>
          <draw:line draw:style-name="gr5" draw:text-style-name="P5" draw:layer="layout" svg:x1="11.325cm" svg:y1="12.523cm" svg:x2="13.269cm" svg:y2="11.561cm">
            <text:p/>
          </draw:line>
          <draw:line draw:style-name="gr5" draw:text-style-name="P5" draw:layer="layout" svg:x1="16.569cm" svg:y1="12.523cm" svg:x2="14.625cm" svg:y2="11.561cm">
            <text:p/>
          </draw:line>
        </draw:g>
        <draw:line draw:style-name="gr5" draw:text-style-name="P5" draw:layer="layout" svg:x1="9.04cm" svg:y1="9.06cm" svg:x2="10.062cm" svg:y2="11.325cm">
          <text:p/>
        </draw:line>
        <draw:frame draw:style-name="gr6" draw:text-style-name="P6" draw:layer="layout" svg:width="10.322cm" svg:height="3.638cm" svg:x="7.096cm" svg:y="5.552cm">
          <draw:text-box>
            <text:p><text:span text:style-name="T1">Haha!</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Protag" svg:font-family="Protag"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Hatching_20_2" draw:display-name="Hatching 2" draw:style="single" draw:color="#000000" draw:distance="0.457cm" draw:rotation="90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protected="true"/>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8T11:57:54.710902149</meta:creation-date>
    <dc:date>2021-07-08T12:19:05.252231030</dc:date>
    <meta:editing-duration>PT10M17S</meta:editing-duration>
    <meta:editing-cycles>3</meta:editing-cycles>
    <meta:generator>LibreOffice/6.4.7.2$Linux_X86_64 LibreOffice_project/40$Build-2</meta:generator>
    <meta:document-statistic meta:object-count="11"/>
  </office:meta>
</office:document-meta>
</file>